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LGO BP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Team Members:<text:line-break/>Kumar Ashutosh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servations from Datase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Standard Deviation of error in three cases</text:p>
              </text:list-item>
              <text:list-item>
                <text:p>Std deviation vs Demand in three cases</text:p>
              </text:list-item>
              <text:list-item>
                <text:p>Max min etc etc for three cases</text:p>
              </text:list-item>
              <text:list-item>
                <text:p>Analysis within an hour</text:p>
              </text:list-item>
              <text:list-item>
                <text:p>Percentile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ttery Us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Matehmatical Condition for Charging Dischar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go B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BP stands for Backpropagation</text:p>
              </text:list-item>
              <text:list-item>
                <text:p>Objec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hematics of Algo BP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Including how shortest path is calcul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Analysis of Algo BP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counting for Err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Overb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ror func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Different types of error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4:30:56.754916413</meta:creation-date>
    <dc:date>2018-01-05T20:32:33.968267784</dc:date>
    <meta:editing-duration>PT4H59M57S</meta:editing-duration>
    <meta:editing-cycles>1</meta:editing-cycles>
    <meta:document-statistic meta:object-count="61"/>
    <meta:generator>LibreOffice/5.1.6.2$Linux_x86 LibreOffice_project/10m0$Build-2</meta:generator>
  </office:meta>
</office:document-meta>
</file>